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c3b1" officeooo:paragraph-rsid="0012c3b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0c55" officeooo:paragraph-rsid="00150c5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0212" officeooo:paragraph-rsid="0019021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d68a" officeooo:paragraph-rsid="001cd68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101a4" officeooo:paragraph-rsid="002101a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3ad41" officeooo:paragraph-rsid="0023ad4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5be93" officeooo:paragraph-rsid="0025be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87e18" officeooo:paragraph-rsid="00287e1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c2585" officeooo:paragraph-rsid="002c258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3053f3" officeooo:paragraph-rsid="003053f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23e22" officeooo:paragraph-rsid="00323e2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35f760" officeooo:paragraph-rsid="0035f76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394061" officeooo:paragraph-rsid="0039406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officeooo:rsid="0010ca06" officeooo:paragraph-rsid="0010ca06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3a9f9" officeooo:paragraph-rsid="0013a9f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a9f9" officeooo:paragraph-rsid="0013a9f9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70658" officeooo:paragraph-rsid="0017065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0658" officeooo:paragraph-rsid="00170658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190212" officeooo:paragraph-rsid="0019021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0212" officeooo:paragraph-rsid="00190212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1aae02" officeooo:paragraph-rsid="001aae0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aae02" officeooo:paragraph-rsid="001aae02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1ca38f" officeooo:paragraph-rsid="001ca38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ca38f" officeooo:paragraph-rsid="001ca38f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1cd68a" officeooo:paragraph-rsid="001cd6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cd68a" officeooo:paragraph-rsid="001cd68a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weight="normal" officeooo:rsid="001e6529" officeooo:paragraph-rsid="001e652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e6529" officeooo:paragraph-rsid="001e6529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font-weight="normal" officeooo:rsid="001fae5c" officeooo:paragraph-rsid="001fae5c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fo:font-weight="normal" officeooo:rsid="002101a4" officeooo:paragraph-rsid="002101a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101a4" officeooo:paragraph-rsid="002101a4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officeooo:rsid="0021cab4" officeooo:paragraph-rsid="0021cab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1cab4" officeooo:paragraph-rsid="0021cab4" style:font-weight-asian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fo:font-weight="normal" officeooo:rsid="00243abc" officeooo:paragraph-rsid="00243abc" style:font-weight-asian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weight="normal" officeooo:rsid="00272365" officeooo:paragraph-rsid="0027236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72365" officeooo:paragraph-rsid="00272365" style:font-weight-asian="normal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fo:font-weight="normal" officeooo:rsid="002a5f79" officeooo:paragraph-rsid="002a5f7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a5f79" officeooo:paragraph-rsid="002a5f79" style:font-weight-asian="normal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fo:font-weight="normal" officeooo:rsid="002b3f5e" officeooo:paragraph-rsid="002b3f5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b3f5e" officeooo:paragraph-rsid="002b3f5e" style:font-weight-asian="normal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2pt" fo:font-weight="normal" officeooo:rsid="002c2585" officeooo:paragraph-rsid="002c2585" style:font-weight-asian="normal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fo:font-size="12pt" fo:font-weight="normal" officeooo:rsid="002e0485" officeooo:paragraph-rsid="002e0485" style:font-weight-asian="normal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2pt" fo:font-weight="normal" officeooo:rsid="002f0721" officeooo:paragraph-rsid="002f0721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f0721" officeooo:paragraph-rsid="002f0721" style:font-weight-asian="normal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font-size="12pt" fo:font-weight="normal" officeooo:rsid="0030db8a" officeooo:paragraph-rsid="0030db8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0db8a" officeooo:paragraph-rsid="0030db8a" style:font-weight-asian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2pt" fo:font-weight="normal" officeooo:rsid="0035f760" officeooo:paragraph-rsid="0035f760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5f760" officeooo:paragraph-rsid="0035f760" style:font-weight-asian="normal" style:font-weight-complex="normal"/>
    </style:style>
    <style:style style:name="P49" style:family="paragraph" style:parent-style-name="Standard" style:list-style-name="L13">
      <style:paragraph-properties fo:text-align="start" style:justify-single-word="false"/>
      <style:text-properties fo:font-size="12pt" fo:font-weight="normal" officeooo:rsid="0036abfd" officeooo:paragraph-rsid="0036abf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6abfd" officeooo:paragraph-rsid="0036abfd" style:font-weight-asian="normal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2pt" fo:font-weight="normal" officeooo:rsid="003805b2" officeooo:paragraph-rsid="003805b2" style:font-weight-asian="normal" style:font-weight-complex="normal"/>
    </style:style>
    <style:style style:name="P52" style:family="paragraph" style:parent-style-name="Standard" style:list-style-name="L14">
      <style:paragraph-properties fo:text-align="start" style:justify-single-word="false"/>
      <style:text-properties fo:font-size="12pt" fo:font-weight="normal" officeooo:rsid="003a783f" officeooo:paragraph-rsid="003a783f" style:font-weight-asian="normal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2pt" fo:font-weight="normal" officeooo:rsid="003a783f" officeooo:paragraph-rsid="003bcb68" style:font-weight-asian="normal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190212"/>
    </style:style>
    <style:style style:name="P55" style:family="paragraph" style:parent-style-name="Standard">
      <style:paragraph-properties fo:text-align="start" style:justify-single-word="false"/>
      <style:text-properties officeooo:paragraph-rsid="00190212"/>
    </style:style>
    <style:style style:name="P56" style:family="paragraph" style:parent-style-name="Standard" style:list-style-name="L6">
      <style:paragraph-properties fo:text-align="start" style:justify-single-word="false"/>
      <style:text-properties officeooo:paragraph-rsid="00243abc"/>
    </style:style>
    <style:style style:name="P57" style:family="paragraph" style:parent-style-name="Standard">
      <style:paragraph-properties fo:text-align="start" style:justify-single-word="false"/>
      <style:text-properties officeooo:paragraph-rsid="00243abc"/>
    </style:style>
    <style:style style:name="P58" style:family="paragraph" style:parent-style-name="Standard" style:list-style-name="L13">
      <style:paragraph-properties fo:text-align="start" style:justify-single-word="false"/>
      <style:text-properties officeooo:paragraph-rsid="0036abfd"/>
    </style:style>
    <style:style style:name="P59" style:family="paragraph" style:parent-style-name="Standard">
      <style:paragraph-properties fo:text-align="start" style:justify-single-word="false"/>
      <style:text-properties officeooo:paragraph-rsid="0036abfd"/>
    </style:style>
    <style:style style:name="P60" style:family="paragraph" style:parent-style-name="Standard" style:list-style-name="L6">
      <style:paragraph-properties fo:text-align="start" style:justify-single-word="false"/>
      <style:text-properties officeooo:rsid="0025be93" officeooo:paragraph-rsid="0025be93"/>
    </style:style>
    <style:style style:name="P61" style:family="paragraph" style:parent-style-name="Standard">
      <style:paragraph-properties fo:text-align="start" style:justify-single-word="false"/>
      <style:text-properties officeooo:rsid="0025be93" officeooo:paragraph-rsid="0025be93"/>
    </style:style>
    <style:style style:name="P62" style:family="paragraph" style:parent-style-name="Standard" style:list-style-name="L13">
      <style:paragraph-properties fo:text-align="start" style:justify-single-word="false"/>
      <style:text-properties officeooo:rsid="003805b2" officeooo:paragraph-rsid="003805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d41" style:font-weight-asian="bold" style:font-weight-complex="bold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2pt" fo:font-weight="normal" officeooo:rsid="00190212" style:font-weight-asian="normal" style:font-weight-complex="normal"/>
    </style:style>
    <style:style style:name="T5" style:family="text">
      <style:text-properties fo:font-size="12pt" fo:font-weight="normal" officeooo:rsid="00243abc" style:font-weight-asian="normal" style:font-weight-complex="normal"/>
    </style:style>
    <style:style style:name="T6" style:family="text">
      <style:text-properties fo:font-size="12pt" fo:font-weight="normal" officeooo:rsid="0036abfd" style:font-weight-asian="normal" style:font-weight-complex="normal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bold" officeooo:rsid="0036abfd" style:font-weight-asian="bold" style:font-weight-complex="bold"/>
    </style:style>
    <style:style style:name="T9" style:family="text">
      <style:text-properties officeooo:rsid="002101a4"/>
    </style:style>
    <style:style style:name="T10" style:family="text">
      <style:text-properties officeooo:rsid="0023a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dvanced Positioning</text:p>
      <text:p text:style-name="P14"/>
      <text:p text:style-name="P1">Positioning</text:p>
      <text:list xml:id="list2108272518" text:style-name="L1">
        <text:list-item>
          <text:p text:style-name="P15">Static Positioning refers to the normal flow of the page.</text:p>
          <text:list>
            <text:list-item>
              <text:p text:style-name="P15">The CSS Box Model, Floats, and Flexbox layout schemes all operate in this 'static' flow.</text:p>
            </text:list-item>
          </text:list>
        </text:list-item>
      </text:list>
      <text:p text:style-name="P16"/>
      <text:list xml:id="list150936534865960" text:continue-numbering="true" text:style-name="L1">
        <text:list-item>
          <text:p text:style-name="P15">The other three types of positioning are: 'relative', 'absolute', and 'fixed'.</text:p>
          <text:list>
            <text:list-item>
              <text:p text:style-name="P15">Each of these let you manually position elements using specific coordinates rather than semantic options in flexbox and floats.</text:p>
            </text:list-item>
          </text:list>
        </text:list-item>
      </text:list>
      <text:p text:style-name="P16"/>
      <text:list xml:id="list150934906975123" text:continue-numbering="true" text:style-name="L1">
        <text:list-item>
          <text:p text:style-name="P15">The vast majority of elements on a web page should be laid out in the static flow of the page.</text:p>
          <text:list>
            <text:list-item>
              <text:p text:style-name="P15">The other positioning schemes are used when you want to tweak the position of a particular element or animate a UI component without messing up surrounding elements.</text:p>
            </text:list-item>
          </text:list>
        </text:list-item>
      </text:list>
      <text:p text:style-name="P16"/>
      <text:p text:style-name="P2">Positioned Elements</text:p>
      <text:list xml:id="list3730370162" text:style-name="L2">
        <text:list-item>
          <text:p text:style-name="P17">The CSS <text:span text:style-name="T1">position</text:span> property lets you alter the positioning scheme of a particular element.</text:p>
          <text:list>
            <text:list-item>
              <text:p text:style-name="P17">The default value is <text:span text:style-name="T1">static</text:span>.</text:p>
            </text:list-item>
          </text:list>
        </text:list-item>
      </text:list>
      <text:p text:style-name="P18"/>
      <text:list xml:id="list150935663040810" text:continue-numbering="true" text:style-name="L2">
        <text:list-item>
          <text:p text:style-name="P19">When an element's <text:span text:style-name="T1">position</text:span> property doesn't have a value of <text:span text:style-name="T1">static</text:span>, it is a 'positioned element'.</text:p>
        </text:list-item>
      </text:list>
      <text:p text:style-name="P20"/>
      <text:list xml:id="list150934973403637" text:continue-numbering="true" text:style-name="L2">
        <text:list-item>
          <text:p text:style-name="P19">It is possible to mix-and-match different positioning schemes.</text:p>
          <text:list>
            <text:list-item>
              <text:p text:style-name="P54"><text:span text:style-name="T4">It is common to find relatively and absolutely positioned elements inside of other elements that are part of the normal flow of the page.</text:span></text:p>
            </text:list-item>
          </text:list>
        </text:list-item>
      </text:list>
      <text:p text:style-name="P55"><text:span text:style-name="T4"/></text:p>
      <text:p text:style-name="P3">Relative Positioning</text:p>
      <text:list xml:id="list2970264696" text:style-name="L3">
        <text:list-item>
          <text:p text:style-name="P21">'Relative positioning' moves elements around 'relative' to where they would normally appear in the static flow of the page.</text:p>
          <text:list>
            <text:list-item>
              <text:p text:style-name="P21">This can be used to nudge boxes around when the default flow is a bit off.</text:p>
            </text:list-item>
          </text:list>
        </text:list-item>
      </text:list>
      <text:p text:style-name="P22"/>
      <text:list xml:id="list150936537162274" text:continue-numbering="true" text:style-name="L3">
        <text:list-item>
          <text:p text:style-name="P23">The <text:span text:style-name="T1">position: relative;</text:span> property makes the element a positioned element.</text:p>
          <text:list>
            <text:list-item>
              <text:p text:style-name="P23">The <text:span text:style-name="T1">top</text:span> and <text:span text:style-name="T1">left</text:span> properties let you define how far it's offset from its static position.</text:p>
              <text:list>
                <text:list-item>
                  <text:p text:style-name="P23">It is like a (x, y) coordinate for the element.</text:p>
                </text:list-item>
                <text:list-item>
                  <text:p text:style-name="P25">These properties are measured from the original box's top and left edges, respectively.</text:p>
                </text:list-item>
              </text:list>
            </text:list-item>
            <text:list-item>
              <text:p text:style-name="P25">Positioning the <text:span text:style-name="T1">top, bottom, left, right</text:span> properties with negative numbers are allowed, which moves it opposite of the direction.</text:p>
            </text:list-item>
          </text:list>
        </text:list-item>
      </text:list>
      <text:p text:style-name="P24"/>
      <text:list xml:id="list150936394987097" text:continue-numbering="true" text:style-name="L3">
        <text:list-item>
          <text:p text:style-name="P25">Relative positioning works similarly to margins, however the surrounding elements or parent elements are <text:span text:style-name="T1">not</text:span> affected by the <text:span text:style-name="T1">top</text:span> and <text:span text:style-name="T1">left</text:span> values.</text:p>
          <text:list>
            <text:list-item>
              <text:p text:style-name="P25">Everything else is rendered as if the positioned element was in its original position.</text:p>
            </text:list-item>
          </text:list>
        </text:list-item>
      </text:list>
      <text:p text:style-name="P26"/>
      <text:p text:style-name="P4">Absolute Positioning</text:p>
      <text:list xml:id="list2040122358" text:style-name="L4">
        <text:list-item>
          <text:p text:style-name="P27">'Absolute positioning' is like relative positioning, but the offset is relative to the entire browser window instead of the original position of the element.</text:p>
          <text:list>
            <text:list-item>
              <text:p text:style-name="P27">There is no relationship to the static flow of the page.</text:p>
            </text:list-item>
          </text:list>
        </text:list-item>
      </text:list>
      <text:p text:style-name="P28"/>
      <text:list xml:id="list150935293501421" text:continue-numbering="true" text:style-name="L4">
        <text:list-item>
          <text:p text:style-name="P29">The <text:span text:style-name="T1">position: absolute;</text:span> <text:span text:style-name="T9">completely </text:span>removes an element from the normal flow of the page.</text:p>
          <text:list>
            <text:list-item>
              <text:p text:style-name="P30">This means that the gap that the original position in static flow would disappear.</text:p>
            </text:list-item>
            <text:list-item>
              <text:p text:style-name="P30"><text:soft-page-break/>This behavior can cause unpredictable overlaps of static elements with absolute elements.</text:p>
            </text:list-item>
          </text:list>
        </text:list-item>
      </text:list>
      <text:p text:style-name="P31"/>
      <text:p text:style-name="P5">(Relatively) Absolute Positioning</text:p>
      <text:list xml:id="list3445191239" text:style-name="L5">
        <text:list-item>
          <text:p text:style-name="P32">There is a way to change the coordinate system of an absolutely positioned element so that it is relative to another element.</text:p>
        </text:list-item>
      </text:list>
      <text:p text:style-name="P33"/>
      <text:list xml:id="list150936562332424" text:continue-numbering="true" text:style-name="L5">
        <text:list-item>
          <text:p text:style-name="P32">Coordinates for absolute elements are always relative to the closest container that is a positioned element.</text:p>
          <text:list>
            <text:list-item>
              <text:p text:style-name="P32">Changing the parent element to be relatively positioned will cause the absolute element to appear in the top-left corner of the parent element instead of the browser window.</text:p>
              <text:p text:style-name="P32"/>
            </text:list-item>
            <text:list-item>
              <text:p text:style-name="P32">This is convenient for mobile layouts because any any absolutely positioned elements will automatically move with their parent element.</text:p>
            </text:list-item>
          </text:list>
        </text:list-item>
      </text:list>
      <text:p text:style-name="P33"/>
      <text:list xml:id="list150935132203034" text:continue-numbering="true" text:style-name="L5">
        <text:list-item>
          <text:p text:style-name="P32">To safely combine absolute positioning with static positioning, use<text:span text:style-name="T10"> absolute positioning that is relative to some other element that </text:span><text:span text:style-name="T2">is</text:span><text:span text:style-name="T10"> in the static flow of the page.</text:span></text:p>
        </text:list-item>
      </text:list>
      <text:p text:style-name="P33"/>
      <text:p text:style-name="P6">Fixed Positioning</text:p>
      <text:list xml:id="list2401326276" text:style-name="L6">
        <text:list-item>
          <text:p text:style-name="P34">'Fixed positioning' removes the element from the normal flow of the page, and the coordinate system is relative to the entire browser window.</text:p>
          <text:list>
            <text:list-item>
              <text:p text:style-name="P56"><text:span text:style-name="T5">Fixed elements don't scroll with the rest of the page.</text:span></text:p>
            </text:list-item>
          </text:list>
        </text:list-item>
      </text:list>
      <text:p text:style-name="P57"><text:span text:style-name="T5"/></text:p>
      <text:list xml:id="list150936192269483" text:continue-numbering="true" text:style-name="L6">
        <text:list-item>
          <text:p text:style-name="P60"><text:span text:style-name="T5">T</text:span><text:span text:style-name="T3">his positioning option can be used for creating navigation bars that always stay on the screen, as well as pop-up banners that never go away.</text:span></text:p>
        </text:list-item>
      </text:list>
      <text:p text:style-name="P61"><text:span text:style-name="T3"/></text:p>
      <text:p text:style-name="P7">Positioned Elements For Animation</text:p>
      <text:list xml:id="list1282683575" text:style-name="L7">
        <text:list-item>
          <text:p text:style-name="P35">Animation is one primary use case for relative and absolute positioning.</text:p>
          <text:list>
            <text:list-item>
              <text:p text:style-name="P35">These positioning schemes allow Javascript to move elements around while avoiding any kind of interaction with surrounding elements.</text:p>
            </text:list-item>
          </text:list>
        </text:list-item>
      </text:list>
      <text:p text:style-name="P36"/>
      <text:list xml:id="list150935885303201" text:continue-numbering="true" text:style-name="L7">
        <text:list-item>
          <text:p text:style-name="P35">By taking elements out of the static flow of the page, Javascript can move elements without messing up the layout of adjacant elements.</text:p>
          <text:list>
            <text:list-item>
              <text:p text:style-name="P35">Performing the same type of move with <text:span text:style-name="T1">margin</text:span> or <text:span text:style-name="T1">padding</text:span> will inadvertently move the statically positioned boxes.</text:p>
            </text:list-item>
          </text:list>
        </text:list-item>
      </text:list>
      <text:p text:style-name="P36"/>
      <text:p text:style-name="P8">Positioned Elements For Menus</text:p>
      <text:list xml:id="list2265745936" text:style-name="L8">
        <text:list-item>
          <text:p text:style-name="P37">By using fixed positioning and relative positioning, you are able to create a navigational menu that sticks to the top of the page.</text:p>
          <text:list>
            <text:list-item>
              <text:p text:style-name="P37">Relative positioning is used to create an interactive dropdown that is anchored to the dropdown menu.</text:p>
            </text:list-item>
          </text:list>
        </text:list-item>
      </text:list>
      <text:p text:style-name="P38"/>
      <text:list xml:id="list150936753634563" text:continue-numbering="true" text:style-name="L8">
        <text:list-item>
          <text:p text:style-name="P39">Navigation menus should always be marked up as a &lt;ul&gt; list instead of a bunch of &lt;div&gt; elements.</text:p>
          <text:list>
            <text:list-item>
              <text:p text:style-name="P39">These semantics makes your site's navigation more accessible to search engines.</text:p>
            </text:list-item>
            <text:list-item>
              <text:p text:style-name="P41">Using a &lt;span&gt; allows us to differentiate the label from the submenu it reveals.</text:p>
            </text:list-item>
          </text:list>
        </text:list-item>
      </text:list>
      <text:p text:style-name="P40"/>
      <text:p text:style-name="P9">Inline Menu Items</text:p>
      <text:list xml:id="list953668010" text:style-name="L9">
        <text:list-item>
          <text:p text:style-name="P42"><text:soft-page-break/>Be specific about which &lt;li&gt; elements you are selecting so styles will not accidently apply to wrong &lt;li&gt; elements.</text:p>
          <text:list>
            <text:list-item>
              <text:p text:style-name="P43">Using <text:span text:style-name="T1">margin-right</text:span> on list items creates margins between items. In combination with <text:span text:style-name="T1">:last-of-type</text:span>, it unselects the last item so margins are not applied.</text:p>
            </text:list-item>
          </text:list>
        </text:list-item>
      </text:list>
      <text:p text:style-name="P44"/>
      <text:p text:style-name="P10">Submenus</text:p>
      <text:list xml:id="list15498490" text:style-name="L10">
        <text:list-item>
          <text:p text:style-name="P45">Creating a submenu means creating a listed menu inside a list item.</text:p>
          <text:list>
            <text:list-item>
              <text:p text:style-name="P45">The nested structure provides information for search engines which associates the <text:span text:style-name="T1">Features</text:span> label with the nested menu structure.</text:p>
            </text:list-item>
          </text:list>
        </text:list-item>
      </text:list>
      <text:p text:style-name="P46"/>
      <text:list xml:id="list150934860597855" text:continue-numbering="true" text:style-name="L10">
        <text:list-item>
          <text:p text:style-name="P45">It is recommended to mark up complex navigation menus with this kind of structure.</text:p>
        </text:list-item>
      </text:list>
      <text:p text:style-name="P46"/>
      <text:p text:style-name="P11">(Relatively) Absolute Submenus</text:p>
      <text:list xml:id="list687182969" text:style-name="L12">
        <text:list-item>
          <text:p text:style-name="P47">Use position relative on the parent on the list item that contains the dropdown to provide a relation for the absolute positioned dropdown menu.</text:p>
        </text:list-item>
      </text:list>
      <text:p text:style-name="P48"/>
      <text:list xml:id="list150936339548682" text:continue-numbering="true" text:style-name="L12">
        <text:list-item>
          <text:p text:style-name="P51">Make use of <text:span text:style-name="T1">z-index</text:span> and <text:span text:style-name="T1">position: relative;</text:span> to ensure that the label is displaying properly.</text:p>
        </text:list-item>
      </text:list>
      <text:p text:style-name="P48"/>
      <text:p text:style-name="P12">Z-Index</text:p>
      <text:list xml:id="list2706054168" text:style-name="L13">
        <text:list-item>
          <text:p text:style-name="P49">The <text:span text:style-name="T1">z-index</text:span> property lets you control the depth of elements on the page.</text:p>
          <text:list>
            <text:list-item>
              <text:p text:style-name="P49">Negative <text:span text:style-name="T1">z-index</text:span> values go farther into the page.</text:p>
            </text:list-item>
            <text:list-item>
              <text:p text:style-name="P58"><text:span text:style-name="T6">Positive </text:span><text:span text:style-name="T8">z-index </text:span><text:span text:style-name="T6">values</text:span><text:span text:style-name="T8"> </text:span><text:span text:style-name="T6">come out of the page.</text:span></text:p>
            </text:list-item>
          </text:list>
        </text:list-item>
      </text:list>
      <text:p text:style-name="P59"><text:span text:style-name="T6"/></text:p>
      <text:list xml:id="list150935275250455" text:continue-numbering="true" text:style-name="L13">
        <text:list-item>
          <text:p text:style-name="P62"><text:span text:style-name="T6">O</text:span><text:span text:style-name="T3">nly </text:span><text:span text:style-name="T7">positioned elements</text:span><text:span text:style-name="T3"> pay attention to their </text:span><text:span text:style-name="T7">z-index</text:span><text:span text:style-name="T3"> property.</text:span></text:p>
          <text:list>
            <text:list-item>
              <text:p text:style-name="P62"><text:span text:style-name="T3">This requires changing the element into: </text:span><text:span text:style-name="T7">position: relative;</text:span></text:p>
            </text:list-item>
          </text:list>
        </text:list-item>
      </text:list>
      <text:p text:style-name="P50"/>
      <text:p text:style-name="P13">Pseudo-Classes For Dropdown Menus</text:p>
      <text:list xml:id="list971260315" text:style-name="L14">
        <text:list-item>
          <text:p text:style-name="P52">Using the <text:span text:style-name="T1">:hover</text:span> pseudo-class, we can turn the submenu into an interactive dropdown.</text:p>
          <text:list>
            <text:list-item>
              <text:p text:style-name="P52">This can be used to only show the submenu when the user hovers over it.</text:p>
              <text:p text:style-name="P52"/>
            </text:list-item>
          </text:list>
        </text:list-item>
        <text:list-item>
          <text:p text:style-name="P53">Setting <text:span text:style-name="T1">display</text:span> to <text:span text:style-name="T1">none</text:span> makes an element disappear completely.</text:p>
          <text:list>
            <text:list-item>
              <text:p text:style-name="P53">Overriding the value with <text:span text:style-name="T1">flex</text:span> in the <text:span text:style-name="T1">:hover</text:span> rule, makes it appear again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74" meta:word-count="1019" meta:character-count="6044" meta:non-whitespace-character-count="5157"/>
  </office:meta>
</office:document-meta>
</file>